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background-color="transparent">
        <style:background-image/>
      </style:paragraph-properties>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fo:font-style="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paragraph-properties fo:break-before="page"/>
    </style:style>
    <style:style style:name="P17" style:family="paragraph" style:parent-style-name="Text_20_body">
      <style:text-properties fo:font-style="italic"/>
    </style:style>
    <style:style style:name="P18" style:family="paragraph" style:parent-style-name="Heading_20_1" style:master-page-name="First_20_Page">
      <style:paragraph-properties style:page-number="auto"/>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957134719" text:style-name="L1">
        <text:list-item>
          <text:p text:style-name="P19">Every CAN header must be unique by construction. Collisions between frames with identical headers do not result in well-defined behavior, and must be avoided by design to avoid intermittent problems.</text:p>
        </text:list-item>
        <text:list-item>
          <text:p text:style-name="P19">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9">CAN does not provide any indicator of which node sent a particular frame. Any node can send any frame, and the receiving nodes have no CAN-provided mechanism for identifying the source.</text:p>
        </text:list-item>
        <text:list-item>
          <text:p text:style-name="P19">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9">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3). Using a distributed algorithm to determine the value for that ID field prevents needing a single “manager” to provide it, thereby handling item 2.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References and Context</text:h>
      <text:p text:style-name="Standard">Note that we reference the Node ID standard, but only to the extent that each node is required to have a unique Node ID. The Standard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tandard is silent on the uses for standard CAN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9">load frame: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text:soft-page-break/>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CAN-specific Control Messages and Interactions</text:h>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h text:style-name="Heading_20_2" text:outline-level="2">Interactions</text:h>
      <text:p text:style-name="Standard">Communications protocols are about more than messages. The protocols must also specify the interactions in which the messages are used.</text:p>
      <text:h text:style-name="Heading_20_3" text:outline-level="3">ID Alias assignment</text:h>
      <text:p text:style-name="P10">For example, four CIM frames and a RIM:</text:p>
      <text:p text:style-name="P10">0x1<text:span text:style-name="T13">7</text:span><text:span text:style-name="T12">123</text:span><text:span text:style-name="T11">FED</text:span></text:p>
      <text:p text:style-name="P10">0x1<text:span text:style-name="T13">6</text:span><text:span text:style-name="T12">456</text:span><text:span text:style-name="T11">FED</text:span></text:p>
      <text:p text:style-name="P10">0x1<text:span text:style-name="T13">5</text:span><text:span text:style-name="T12">789</text:span><text:span text:style-name="T11">FED</text:span></text:p>
      <text:p text:style-name="P10">0x1<text:span text:style-name="T13">4</text:span><text:span text:style-name="T12">ABC</text:span><text:span text:style-name="T11">FED</text:span></text:p>
      <text:p text:style-name="P10">0x1<text:span text:style-name="T13">0700</text:span><text:span text:style-name="T11">FED</text:span></text:p>
      <text:p text:style-name="Standard"><text:soft-page-break/>The red nibbles show that these are four CIM and one RIM frames. <text:s/>The blue nibbles are the source ID alias being tested and allocated. The yellow nibbles are the underlying Node ID of the node, in this case 12 34 56 78 9A BC.</text:p>
      <text:p text:style-name="Standard"/>
      <text:p text:style-name="Standard">… MMM is the message sequence number, 0x7 to 0x4 (to give priority to messages later in the process) </text:p>
      <text:p text:style-name="Standard">Note that there is no requirement that this alias be consistent from one run to the next. More detail is on a <text:a xlink:type="simple" xlink:href="../../specs/documents/can/CanIDAllocation.html">separate page</text:a>. </text:p>
      <text:h text:style-name="Heading_20_4" text:outline-level="4">CIM/RIM message content and format</text:h>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p text:style-name="Standard"/>
      <text:h text:style-name="Heading_20_3" text:outline-level="3">ID Alias validation</text:h>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3" text:outline-level="3">ID Alias termination</text:h>
      <text:p text:style-name="Standard">Regular nodes won't need to use this. </text:p>
      <text:p text:style-name="Standard">Mapping Reset - indicates that the local alias in the source address field may no longer be associated with the same NID, and mapping tables should be reset. </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pan text:style-name="T6">"Mapping Reset" is a CAN-specific message limited to the segment, but all gateways on the segment must act on it.</text:span> </text:p>
      <text:p text:style-name="Standard"><text:soft-page-break/>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1" text:outline-level="1">Load-Related Frame Synchronization</text:h>
      <text:p text:style-name="Standard"/>
      <text:p text:style-name="Standard">CAN networks exhibit a behavior called “load-related frame synchronization” (it goes by other names).</text:p>
      <text:p text:style-name="Standard">Because of the CAN priority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p text:style-name="Standard"/>
      <text:h text:style-name="Heading_20_1" text:outline-level="1">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
      <text:p text:style-name="Standard">Eventually may have to allow use of Overload Frames to throttle for e.g. NVRAM writing.</text:p>
      <text:p text:style-name="Standard"/>
      <text:p text:style-name="Standard"/>
      <text:p text:style-name="Standard"/>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Priority: 0 high, 1 low</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lower bits, then three nibbles</text:p>
          </table:table-cell>
          <table:table-cell table:style-name="Table2.D2" office:value-type="string">
            <text:p text:style-name="Standard">Right-most three nibbles</text:p>
          </table:table-cell>
        </table:table-row>
      </table:table>
      <text:p text:style-name="Standard">The "Variable field" has different meanings depending on the "Frame Type" field. CAN control messages are identified with a Frame Type bit of 0, to ensure high priority.</text:p>
      <text:p text:style-name="Standard"/>
      <text:p text:style-name="Standard"/>
      <text:h text:style-name="Heading_20_1" text:outline-level="1">On the choice of a 12-bit alias length</text:h>
      <text:p text:style-name="Standard">How big should the NodeID alias field be on CAN links?</text:p>
      <text:list xml:id="list1486261187" text:style-name="L2">
        <text:list-item>
          <text:p text:style-name="P20">Smaller (fewer bits) allows more payload and/or simpler coding of other parts of messages. </text:p>
        </text:list-item>
        <text:list-item>
          <text:p text:style-name="P20">Larger allows more unique nodes to be accessed.</text:p>
        </text:list-item>
      </text:list>
      <text:p text:style-name="Standard">Issues</text:p>
      <text:p text:style-name="Standard"><text:soft-page-break/>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p text:style-name="Standard"/>
      <text:p text:style-name="Standard"/>
      <text:p text:style-name="Standard">(Need to discuss the case of two segments being joined, to discover they've both arbitrated the same aliases, including with gateways on one or both)</text:p>
      <text:p text:style-name="Standard"/>
      <text:p text:style-name="Standard"/>
      <text:p text:style-name="Standard"><text:soft-page-break/></text:p>
      <text:p text:style-name="Standard"/>
      <text:p text:style-name="Standard"/>
      <text:p text:style-name="Standard">Discuss the use of repeaters, bridges and gateways w.r.t. Timing; ref physical layer. Possibility of reordering.</text:p>
      <text:p text:style-name="Standard"/>
      <text:list xml:id="list1785026636" text:style-name="L3">
        <text:list-item>
          <text:p text:style-name="P21">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list-item>
      </text:list>
      <text:p text:style-name="Standard">All traffic on a CAN segment uses aliases for both Source ID (always) and Destination ID (when the full NID isn't known). </text:p>
      <text:p text:style-name="Standard"/>
      <text:p text:style-name="Standard">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p text:style-name="P16">From Node ID Alias Allocation Algorithm doc</text:p>
      <text:p text:style-name="Standard">OpenLCB nodes on CAN segments do CAN arbitration by using their unique Node ID alias (NIDa) as part of the CAN header. This page documents a proposed algorithm for assigning unique Node ID aliases. </text:p>
      <text:p text:style-name="Standard">Introduction</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171677646" text:style-name="L4">
        <text:list-item>
          <text:p text:style-name="P22">Must not require any user intervention. </text:p>
        </text:list-item>
        <text:list-item>
          <text:p text:style-name="P22">Must be possible to map the assigned alias to a Node Sequence Number and vice-versa.</text:p>
        </text:list-item>
        <text:list-item>
          <text:p text:style-name="P22">It is not required to come up with the same alias every time a node or segment is powered up. </text:p>
        </text:list-item>
        <text:list-item>
          <text:p text:style-name="P22">Must always converge to an alias, regardless of when or in what order nodes come up. </text:p>
        </text:list-item>
        <text:list-item>
          <text:p text:style-name="P22">Another node watching the process must be able to monitor how the decision was reached and what the result was. </text:p>
        </text:list-item>
        <text:list-item>
          <text:p text:style-name="P22">It is desirable to detect duplicate (non-unique) NIDs, but 100% reliable detection is not required. </text:p>
        </text:list-item>
      </text:list>
      <text:p text:style-name="Standard">Algorithm</text:p>
      <text:p text:style-name="Standard"><text:soft-page-break/>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891213385" text:style-name="L5">
        <text:list-item>
          <text:p text:style-name="P23">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3">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Proposed alias derivation</text:p>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p text:style-name="Standard"><text:soft-page-break/>Proposed PRNG</text:p>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p text:style-name="Standard">Discussion</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p text:style-name="Standard"/>
      <text:p text:style-name="Standard"/>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4">(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3">(Take some from physical layer doc)</text:p>
      <text:p text:style-name="P15">“A 48-Bit Pseudo-Random Number Generator”, Heidi G. Kuehn, Communications of the ACM, Volume 4, Issue 8 (August 1961), pages 350-352.</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itle<text:tab/>1</text:p>
          <text:p text:style-name="P12">Section Title<text:tab/>2</text:p>
          <text:p text:style-name="P12">Section Title<text:tab/>2</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5236in"/>
    </style:style>
    <style:style style:name="Table1.D" style:family="table-column">
      <style:table-column-properties style:column-width="1.3083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116" text:date-value="2010-10-10T12:15:07">10/10/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table-cell table:style-name="Table1.A1" office:value-type="string">
              <text:p text:style-name="MP8">Written by J. Day, D. Harris, B. Jacobsen, and A. Shepherd</text:p>
            </table: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table-cell table:style-name="Table1.A1" office:value-type="string">
              <text:p text:style-name="MP6"/>
            </table:table-cell>
            <table:table-cell table:style-name="Table1.B1" office:value-type="string">
              <text:p text:style-name="MP6"/>
            </table:table-cell>
            <table:table-cell table:style-name="Table1.C3" office:value-type="string">
              <text:p text:style-name="MP9"><text:date style:data-style-name="N37" text:date-value="2010-10-07T22:56:09.99" text:fixed="true">10/07/10</text:date></text:p>
            </table:table-cell>
            <table:table-cell table:style-name="Table1.C1" office:value-type="string">
              <text:p text:style-name="MP9">Preliminary</text:p>
            </table:table-cell>
          </table:table-row>
        </table:table>
        <text:p text:style-name="Header"/>
      </style:header>
      <style:footer>
        <text:p text:style-name="MP10"><text:span text:style-name="MT3">Copyright 2010, by J. Day, D. Harris, B. Jacobsen, and A. Shepherd<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4"><text:date style:data-style-name="N116" text:date-value="2010-10-10T12:15:07">10/10/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90</meta:editing-cycles>
    <meta:editing-duration>PT14H42M40S</meta:editing-duration>
    <meta:generator>OpenOffice.org/3.2$Unix OpenOffice.org_project/320m18$Build-9502</meta:generator>
    <dc:date>2010-10-10T12:15:07</dc:date>
    <dc:creator>Bob Jacobsen</dc:creator>
    <meta:document-statistic meta:table-count="3" meta:image-count="0" meta:object-count="0" meta:page-count="12" meta:paragraph-count="192" meta:word-count="4621" meta:character-count="27001"/>
    <meta:user-defined meta:name="Info 1"/>
    <meta:user-defined meta:name="Info 2"/>
    <meta:user-defined meta:name="Info 3"/>
    <meta:user-defined meta:name="Info 4"/>
  </office:meta>
</office:document-meta>
</file>